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4174" officeooo:paragraph-rsid="00134174"/>
    </style:style>
    <style:style style:name="P2" style:family="paragraph" style:parent-style-name="Standard">
      <style:text-properties officeooo:rsid="0013643f" officeooo:paragraph-rsid="0013643f"/>
    </style:style>
    <style:style style:name="P3" style:family="paragraph" style:parent-style-name="Standard">
      <style:text-properties officeooo:rsid="00155c45" officeooo:paragraph-rsid="00155c45"/>
    </style:style>
    <style:style style:name="P4" style:family="paragraph" style:parent-style-name="Standard">
      <style:text-properties officeooo:rsid="0015da35" officeooo:paragraph-rsid="0015da35"/>
    </style:style>
    <style:style style:name="P5" style:family="paragraph" style:parent-style-name="Standard" style:list-style-name="L1">
      <style:text-properties officeooo:rsid="00128f2b" officeooo:paragraph-rsid="00128f2b"/>
    </style:style>
    <style:style style:name="P6" style:family="paragraph" style:parent-style-name="Standard" style:list-style-name="L1">
      <style:text-properties officeooo:rsid="00134174" officeooo:paragraph-rsid="00134174"/>
    </style:style>
    <style:style style:name="P7" style:family="paragraph" style:parent-style-name="Standard" style:list-style-name="L1">
      <style:text-properties officeooo:rsid="0014643b" officeooo:paragraph-rsid="0014643b"/>
    </style:style>
    <style:style style:name="P8" style:family="paragraph" style:parent-style-name="Standard" style:list-style-name="L2">
      <style:text-properties officeooo:rsid="0013643f" officeooo:paragraph-rsid="0013643f"/>
    </style:style>
    <style:style style:name="P9" style:family="paragraph" style:parent-style-name="Standard" style:list-style-name="L2">
      <style:text-properties officeooo:rsid="00155c45" officeooo:paragraph-rsid="00155c45"/>
    </style:style>
    <style:style style:name="P10" style:family="paragraph" style:parent-style-name="Standard">
      <style:text-properties officeooo:rsid="0015da35" officeooo:paragraph-rsid="0015da35"/>
    </style:style>
    <style:style style:name="P11" style:family="paragraph" style:parent-style-name="Standard" style:list-style-name="L3">
      <style:text-properties officeooo:rsid="00176e2a" officeooo:paragraph-rsid="00176e2a"/>
    </style:style>
    <style:style style:name="P12" style:family="paragraph" style:parent-style-name="Standard" style:list-style-name="L3">
      <style:text-properties officeooo:paragraph-rsid="00176e2a"/>
    </style:style>
    <style:style style:name="P13" style:family="paragraph" style:parent-style-name="Standard" style:list-style-name="L3">
      <style:text-properties officeooo:rsid="001a454b" officeooo:paragraph-rsid="001a454b"/>
    </style:style>
    <style:style style:name="T1" style:family="text">
      <style:text-properties officeooo:rsid="00176ac6"/>
    </style:style>
    <style:style style:name="T2" style:family="text">
      <style:text-properties officeooo:rsid="00176e2a"/>
    </style:style>
    <style:style style:name="T3" style:family="text">
      <style:text-properties officeooo:rsid="001a454b"/>
    </style:style>
    <style:style style:name="T4" style:family="text">
      <style:text-properties officeooo:rsid="001b31e7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989808805727903340" text:style-name="L1">
        <text:list-item>
          <text:p text:style-name="P5">Creare in Espi utente per protocollazione WS che abbia possibilità di assegnare tutte le unità organizzative</text:p>
        </text:list-item>
        <text:list-item>
          <text:p text:style-name="P6">Aggiornare le tabelle unità organizzative</text:p>
        </text:list-item>
        <text:list-item>
          <text:p text:style-name="P6">Aggiornare la tabella Tipi Pratiche con classifica</text:p>
        </text:list-item>
        <text:list-item>
          <text:p text:style-name="P7">mail utente protocollatore</text:p>
        </text:list-item>
      </text:list>
      <text:p text:style-name="P1"/>
      <text:p text:style-name="P1"/>
      <text:p text:style-name="P1"/>
      <text:p text:style-name="P1"/>
      <text:p text:style-name="P1"/>
      <text:p text:style-name="P2">Malfunzionamenti test venezia:</text:p>
      <text:list xml:id="list2080493530531043706" text:style-name="L2">
        <text:list-item>
          <text:p text:style-name="P8">La pratica in uscita non si prende la pec in entrata</text:p>
        </text:list-item>
        <text:list-item>
          <text:p text:style-name="P9">Vincoli aggiunta proprietario e mappa</text:p>
        </text:list-item>
      </text:list>
      <text:p text:style-name="P3"/>
      <text:p text:style-name="P3"/>
      <text:p text:style-name="P4">Richiesta da inoltrare a <text:a xlink:type="simple" xlink:href="mailto:espi.support@almaviva.it" text:style-name="Internet_20_link" text:visited-style-name="Visited_20_Internet_20_Link">espi.support@almaviva.it</text:a> <text:s/>e per conoscenza a <text:a xlink:type="simple" xlink:href="mailto:fulvio.barbaccia@beniculturali.it" text:style-name="Internet_20_link" text:visited-style-name="Visited_20_Internet_20_Link">fulvio.barbaccia@beniculturali.it</text:a> <text:s/><text:a xlink:type="simple" xlink:href="mailto:sistemisti@beniculturali.it" text:style-name="Internet_20_link" text:visited-style-name="Visited_20_Internet_20_Link"><text:span text:style-name="T1">sistemisti@beniculturali.it</text:span></text:a><text:span text:style-name="T1"> </text:span><text:a xlink:type="simple" xlink:href="mailto:supporto.reti@beniculturali.it" text:style-name="Internet_20_link" text:visited-style-name="Visited_20_Internet_20_Link"><text:span text:style-name="T1">supporto.reti@beniculturali.it</text:span></text:a></text:p>
      <text:p text:style-name="P4"/>
      <text:p text:style-name="P4">Buongiorno,<text:line-break/>si chiede cortesemente l'attivazione del Web Service collegato alla AOO "MBAC-SABAP-<text:span text:style-name="T1">FVG</text:span>", è già stato creato l'utente  "WS_SABAT_VE_MET" con password "WS_Sb893$K", e l'utente è inserito nel gruppo "GIFDA - Archivi, gestione informatica e flussi documentali).<text:line-break/>Cordiali Saluti<text:line-break/></text:p>
      <text:p text:style-name="P4"/>
      <text:h text:style-name="Heading_20_1" text:outline-level="1">Test Conversione 8/8/2017</text:h>
      <text:list xml:id="list8761818659608064109" text:style-name="L3">
        <text:list-item>
          <text:p text:style-name="P13">Importare il DB <text:span text:style-name="T4">(cancellare, ricreare, ed importare il db)</text:span></text:p>
        </text:list-item>
        <text:list-item>
          <text:p text:style-name="P13">update_sospensioni.php</text:p>
        </text:list-item>
        <text:list-item>
          <text:p text:style-name="P12"><text:span text:style-name="T2">migrations_sbapvr.sql <text:line-break/>genera delle procedure che sistemano pratica_id in tutte le tabelle e generano indici e costraint → OK</text:span></text:p>
        </text:list-item>
        <text:list-item>
          <text:p text:style-name="P11"><text:s/><text:span text:style-name="T3">In test importo sys_config.sq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0:23:35.016512519</meta:creation-date>
    <dc:date>2017-08-08T09:54:48.608779833</dc:date>
    <meta:editing-duration>PT3H31M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44" meta:character-count="1065" meta:non-whitespace-character-count="939"/>
  </office:meta>
</office:document-meta>
</file>